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style:text-underline-style="solid" style:text-underline-width="auto" style:text-underline-color="font-color"/>
    </style:style>
    <style:style style:name="P3" style:family="paragraph" style:parent-style-name="Standard">
      <style:text-properties style:font-name="Calibri" style:text-underline-style="none"/>
    </style:style>
    <style:style style:name="P4" style:family="paragraph" style:parent-style-name="Standard">
      <style:text-properties style:font-name="Calibri" style:text-underline-style="none" fo:font-weight="bold" officeooo:paragraph-rsid="0001a2cf" style:font-weight-asian="bold" style:font-weight-complex="bold"/>
    </style:style>
    <style:style style:name="T1" style:family="text">
      <style:text-properties officeooo:rsid="0001a2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 Design Document</text:p>
      <text:p text:style-name="P1"/>
      <text:p text:style-name="P2">General idea</text:p>
      <text:p text:style-name="P1"/>
      <text:p text:style-name="P1">The game is a tactical battle between the characters controlled by the two players. At the start of the game, characters will be chosen according to a budget and positioned on the play area. The first player has access to more expensive characters, which essentially are strong heroes with multiple abilities. The second player will have access to a larger number of less expensive characters.</text:p>
      <text:p text:style-name="P1">At each start of a turn, the current player receives a fixed number of action points that they can spend on characters, to move them around the play area or use abilities.</text:p>
      <text:p text:style-name="P1"/>
      <text:p text:style-name="P2">Play area</text:p>
      <text:p text:style-name="P3"/>
      <text:p text:style-name="P3">The battle will take place on a grid of square tiles. The initial placement of the characters is done in constrained zones. Tiles can eventually have different attributes that could provide bonus effects for specific types of characters. All characters will occupy a single tile. A single tile is considered adjacent to all 8 surrounding tiles, for movement and action purposes.</text:p>
      <text:p text:style-name="P1"/>
      <text:p text:style-name="P2">Game concepts</text:p>
      <text:p text:style-name="P1"/>
      <text:p text:style-name="P1">Asymmetry</text:p>
      <text:p text:style-name="P1">Play style is different whether you are the first player or the second. For example, the second player should not be afraid to sacrifice his characters, whereas the first player should care about the few ones he has.</text:p>
      <text:p text:style-name="P1"/>
      <text:p text:style-name="P1">Flanking</text:p>
      <text:p text:style-name="P1">Positioning is important around a character. Allies beside each other provides an advantage, as do allies surrounding a common target.</text:p>
      <text:p text:style-name="P1"/>
      <text:p text:style-name="P1">Abilities</text:p>
      <text:p text:style-name="P1">Characters will have unique abilities, such as ranged attacks, attacks targeting a large area, or teleportation. Those will cost action points so you have to manage a ratio of expensive and inexpensive actions. Using a few abilities will also be hidden from the other player, such that not all information is available to the other player.</text:p>
      <text:p text:style-name="P1"/>
      <text:p text:style-name="P2">Characters</text:p>
      <text:p text:style-name="P2"/>
      <text:p text:style-name="P3">The characters' attributes are vague right now but part of the testing will involve balancing them so that all of them can be useful. </text:p>
      <text:p text:style-name="P3"/>
      <text:p text:style-name="P4"><text:span text:style-name="T1">Warrior</text:span></text:p>
      <text:p text:style-name="P3">Cost: High</text:p>
      <text:p text:style-name="P3">Health: High</text:p>
      <text:p text:style-name="P3">Strong melee attack</text:p>
      <text:p text:style-name="P3">Shield barrier</text:p>
      <text:p text:style-name="P3"/>
      <text:p text:style-name="P4"><text:soft-page-break/><text:span text:style-name="T1">Mage</text:span></text:p>
      <text:p text:style-name="P3">Cost: High</text:p>
      <text:p text:style-name="P3">Health: Low</text:p>
      <text:p text:style-name="P3">Teleport ability</text:p>
      <text:p text:style-name="P3">Magic missile</text:p>
      <text:p text:style-name="P3"/>
      <text:p text:style-name="P4"><text:span text:style-name="T1">Archer</text:span></text:p>
      <text:p text:style-name="P3">Cost: High</text:p>
      <text:p text:style-name="P3">Health: Medium</text:p>
      <text:p text:style-name="P3">Strong ranged attack</text:p>
      <text:p text:style-name="P3">Trap laying ability</text:p>
      <text:p text:style-name="P3"/>
      <text:p text:style-name="P4"><text:span text:style-name="T1">Healer</text:span></text:p>
      <text:p text:style-name="P3">Cost: High</text:p>
      <text:p text:style-name="P3">Health: High</text:p>
      <text:p text:style-name="P3">Weak melee attack</text:p>
      <text:p text:style-name="P3">Healing ability</text:p>
      <text:p text:style-name="P3"/>
      <text:p text:style-name="P4"><text:span text:style-name="T1">Cube</text:span></text:p>
      <text:p text:style-name="P3">Cost: Low</text:p>
      <text:p text:style-name="P3">Health: Low</text:p>
      <text:p text:style-name="P3">Average melee attack</text:p>
      <text:p text:style-name="P3">Weak melee attack which makes it regain health if successful</text:p>
      <text:p text:style-name="P3"/>
      <text:p text:style-name="P4"><text:span text:style-name="T1">Flying</text:span></text:p>
      <text:p text:style-name="P3">Cost: Low</text:p>
      <text:p text:style-name="P3">Health: Very Low</text:p>
      <text:p text:style-name="P3">Weak ranged attack</text:p>
      <text:p text:style-name="P3">Flying ability</text:p>
      <text:p text:style-name="P3"/>
      <text:p text:style-name="P4"><text:span text:style-name="T1">Goblin</text:span></text:p>
      <text:p text:style-name="P3">Cost: Very Low</text:p>
      <text:p text:style-name="P3">Health: Low</text:p>
      <text:p text:style-name="P3">Weak melee attack</text:p>
      <text:p text:style-name="P3">Sprint ability</text:p>
      <text:p text:style-name="P3"/>
      <text:p text:style-name="P4"><text:span text:style-name="T1">Heavy</text:span></text:p>
      <text:p text:style-name="P3">Cost: Medium</text:p>
      <text:p text:style-name="P3">Health: High</text:p>
      <text:p text:style-name="P3">Attack that targets multiple adjacent tiles (can damage allies)</text:p>
      <text:p text:style-name="P3"/>
      <text:p text:style-name="P4"><text:span text:style-name="T1">Blue</text:span></text:p>
      <text:p text:style-name="P3">Cost: Low</text:p>
      <text:p text:style-name="P3">Health: Low</text:p>
      <text:p text:style-name="P3">Weak melee attack</text:p>
      <text:p text:style-name="P1">Becomes immune for one turn to the last ability that targeted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en Ouellet</meta:initial-creator>
    <meta:creation-date>2013-02-14T09:18:42.72</meta:creation-date>
    <dc:date>2013-03-08T13:37:57.34</dc:date>
    <dc:creator>Sebastien Ouellet</dc:creator>
    <meta:editing-duration>PT9H40M41S</meta:editing-duration>
    <meta:editing-cycles>22</meta:editing-cycles>
    <meta:generator>LibreOffice/4.0.0.3$Windows_x86 LibreOffice_project/7545bee9c2a0782548772a21bc84a9dcc583b89</meta:generator>
    <meta:document-statistic meta:table-count="0" meta:image-count="0" meta:object-count="0" meta:page-count="2" meta:paragraph-count="59" meta:word-count="423" meta:character-count="2526" meta:non-whitespace-character-count="2161"/>
  </office:meta>
</office:document-meta>
</file>